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7600000088F215F61FD75D4A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3.101cm" style:rel-column-width="11953*"/>
    </style:style>
    <style:style style:name="Table1.B" style:family="table-column">
      <style:table-column-properties style:column-width="13.899cm" style:rel-column-width="53582*"/>
    </style:style>
    <style:style style:name="Table1.A1" style:family="table-cell">
      <style:table-cell-properties fo:padding="0.097cm" fo:border="none" style:writing-mode="page"/>
    </style:style>
    <style:style style:name="P1"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2" style:family="paragraph" style:parent-style-name="Standard">
      <style:text-properties officeooo:rsid="000c73fa" officeooo:paragraph-rsid="000c73fa"/>
    </style:style>
    <style:style style:name="P3" style:family="paragraph" style:parent-style-name="Table_20_Contents">
      <style:text-properties officeooo:rsid="000c73fa" officeooo:paragraph-rsid="000c73fa"/>
    </style:style>
    <style:style style:name="P4" style:family="paragraph" style:parent-style-name="Standard">
      <style:text-properties fo:font-weight="bold" officeooo:rsid="000c73fa" officeooo:paragraph-rsid="000c73fa" style:font-weight-asian="bold" style:font-weight-complex="bold"/>
    </style:style>
    <style:style style:name="P5" style:family="paragraph" style:parent-style-name="Table_20_Contents">
      <style:text-properties fo:font-weight="bold" officeooo:rsid="000c73fa" officeooo:paragraph-rsid="000c73fa" style:font-weight-asian="bold" style:font-weight-complex="bold"/>
    </style:style>
    <style:style style:name="P6" style:family="paragraph" style:parent-style-name="Table_20_Contents">
      <style:text-properties fo:font-weight="bold" officeooo:rsid="000d56f7" officeooo:paragraph-rsid="000d56f7" style:font-weight-asian="bold" style:font-weight-complex="bold"/>
    </style:style>
    <style:style style:name="P7" style:family="paragraph" style:parent-style-name="Table_20_Contents">
      <style:text-properties officeooo:rsid="000d56f7" officeooo:paragraph-rsid="000d56f7"/>
    </style:style>
    <style:style style:name="P8" style:family="paragraph" style:parent-style-name="Table_20_Contents">
      <style:paragraph-properties fo:text-align="justify" style:justify-single-word="false"/>
      <style:text-properties officeooo:rsid="000e42c1" officeooo:paragraph-rsid="000e42c1"/>
    </style:style>
    <style:style style:name="P9" style:family="paragraph" style:parent-style-name="Table_20_Contents">
      <style:paragraph-properties fo:text-align="justify" style:justify-single-word="false"/>
      <style:text-properties officeooo:rsid="000fb61d" officeooo:paragraph-rsid="000fb61d"/>
    </style:style>
    <style:style style:name="P10" style:family="paragraph" style:parent-style-name="Standard">
      <style:text-properties fo:font-weight="bold" officeooo:rsid="000c73fa" officeooo:paragraph-rsid="000c73fa" style:font-weight-asian="bold" style:font-weight-complex="bold"/>
    </style:style>
    <style:style style:name="P11" style:family="paragraph" style:parent-style-name="Standard">
      <style:text-properties fo:font-weight="bold" officeooo:rsid="000c73fa" style:font-weight-asian="bold" style:font-weight-complex="bold"/>
    </style:style>
    <style:style style:name="P12" style:family="paragraph" style:parent-style-name="Standard">
      <style:text-properties fo:font-weight="normal" officeooo:rsid="000c73fa" officeooo:paragraph-rsid="000c73fa" style:font-weight-asian="normal" style:font-weight-complex="normal"/>
    </style:style>
    <style:style style:name="P13" style:family="paragraph" style:parent-style-name="Table_20_Contents" style:list-style-name="L1">
      <style:paragraph-properties fo:text-align="justify" style:justify-single-word="false"/>
      <style:text-properties officeooo:rsid="000e42c1" officeooo:paragraph-rsid="000e42c1"/>
    </style:style>
    <style:style style:name="P14" style:family="paragraph" style:parent-style-name="Table_20_Contents" style:list-style-name="L1">
      <style:paragraph-properties fo:text-align="justify" style:justify-single-word="false"/>
      <style:text-properties officeooo:rsid="000fb61d" officeooo:paragraph-rsid="000fb61d"/>
    </style:style>
    <style:style style:name="P15" style:family="paragraph" style:parent-style-name="Table_20_Contents" style:list-style-name="L2">
      <style:paragraph-properties fo:text-align="justify" style:justify-single-word="false"/>
      <style:text-properties officeooo:rsid="00106c09" officeooo:paragraph-rsid="00106c09"/>
    </style:style>
    <style:style style:name="P16" style:family="paragraph" style:parent-style-name="Table_20_Contents" style:list-style-name="L2">
      <style:paragraph-properties fo:text-align="justify" style:justify-single-word="false"/>
      <style:text-properties officeooo:rsid="0010c2de" officeooo:paragraph-rsid="0010c2de"/>
    </style:style>
    <style:style style:name="P17" style:family="paragraph" style:parent-style-name="Table_20_Contents">
      <style:paragraph-properties fo:text-align="justify" style:justify-single-word="false"/>
      <style:text-properties officeooo:rsid="00126dc1" officeooo:paragraph-rsid="00126dc1"/>
    </style:style>
    <style:style style:name="P18" style:family="paragraph" style:parent-style-name="Table_20_Contents" style:list-style-name="L3">
      <style:paragraph-properties fo:text-align="justify" style:justify-single-word="false"/>
      <style:text-properties officeooo:rsid="00126dc1" officeooo:paragraph-rsid="00126dc1"/>
    </style:style>
    <style:style style:name="P19" style:family="paragraph" style:parent-style-name="Table_20_Contents" style:list-style-name="L4">
      <style:paragraph-properties fo:text-align="justify" style:justify-single-word="false"/>
      <style:text-properties officeooo:rsid="00126dc1" officeooo:paragraph-rsid="00126dc1"/>
    </style:style>
    <style:style style:name="P20" style:family="paragraph" style:parent-style-name="Table_20_Contents" style:list-style-name="L4">
      <style:paragraph-properties fo:text-align="justify" style:justify-single-word="false"/>
      <style:text-properties officeooo:rsid="001412bf" officeooo:paragraph-rsid="001412bf"/>
    </style:style>
    <style:style style:name="P21" style:family="paragraph" style:parent-style-name="Table_20_Contents" style:list-style-name="L4">
      <style:paragraph-properties fo:text-align="justify" style:justify-single-word="false"/>
      <style:text-properties officeooo:rsid="00146cce" officeooo:paragraph-rsid="00152754"/>
    </style:style>
    <style:style style:name="P22" style:family="paragraph" style:parent-style-name="Table_20_Contents">
      <style:paragraph-properties fo:text-align="justify" style:justify-single-word="false"/>
      <style:text-properties officeooo:rsid="00146cce" officeooo:paragraph-rsid="001541e1"/>
    </style:style>
    <style:style style:name="P23" style:family="paragraph" style:parent-style-name="Table_20_Contents">
      <style:paragraph-properties fo:text-align="justify" style:justify-single-word="false"/>
      <style:text-properties officeooo:rsid="001541e1" officeooo:paragraph-rsid="001541e1"/>
    </style:style>
    <style:style style:name="P24" style:family="paragraph" style:parent-style-name="Table_20_Contents" style:list-style-name="L5">
      <style:paragraph-properties fo:text-align="justify" style:justify-single-word="false"/>
      <style:text-properties officeooo:rsid="001541e1" officeooo:paragraph-rsid="001541e1"/>
    </style:style>
    <style:style style:name="P25" style:family="paragraph" style:parent-style-name="Table_20_Contents" style:list-style-name="L5">
      <style:paragraph-properties fo:text-align="justify" style:justify-single-word="false"/>
      <style:text-properties fo:font-style="italic" fo:font-weight="normal" officeooo:rsid="001541e1" officeooo:paragraph-rsid="001541e1" fo:background-color="#b2b2b2" style:font-style-asian="italic" style:font-weight-asian="normal" style:font-style-complex="italic" style:font-weight-complex="normal"/>
    </style:style>
    <style:style style:name="P26" style:family="paragraph" style:parent-style-name="Table_20_Contents" style:list-style-name="L5">
      <style:paragraph-properties fo:text-align="justify" style:justify-single-word="false"/>
      <style:text-properties fo:font-weight="normal" officeooo:rsid="00169c08" officeooo:paragraph-rsid="00169c08" style:font-weight-asian="normal" style:font-weight-complex="normal"/>
    </style:style>
    <style:style style:name="P27" style:family="paragraph" style:parent-style-name="Table_20_Contents" style:list-style-name="L5">
      <style:paragraph-properties fo:text-align="justify" style:justify-single-word="false"/>
      <style:text-properties fo:font-weight="normal" officeooo:rsid="0017dde4" officeooo:paragraph-rsid="0017dde4" style:font-weight-asian="normal" style:font-weight-complex="normal"/>
    </style:style>
    <style:style style:name="P28" style:family="paragraph" style:parent-style-name="Table_20_Contents" style:list-style-name="L5">
      <style:paragraph-properties fo:text-align="justify" style:justify-single-word="false" style:writing-mode="lr-tb"/>
      <style:text-properties fo:font-weight="normal" officeooo:rsid="0017dde4" officeooo:paragraph-rsid="0017dde4" style:font-weight-asian="normal" style:font-weight-complex="normal"/>
    </style:style>
    <style:style style:name="P29" style:family="paragraph" style:parent-style-name="Table_20_Contents" style:list-style-name="L5">
      <style:paragraph-properties fo:text-align="justify" style:justify-single-word="false" style:writing-mode="lr-tb"/>
      <style:text-properties fo:font-weight="normal" officeooo:rsid="0018379d" officeooo:paragraph-rsid="0018379d" style:font-weight-asian="normal" style:font-weight-complex="normal"/>
    </style:style>
    <style:style style:name="P30" style:family="paragraph" style:parent-style-name="Table_20_Contents" style:list-style-name="L5">
      <style:paragraph-properties fo:text-align="justify" style:justify-single-word="false"/>
      <style:text-properties fo:font-weight="normal" officeooo:rsid="001b5119" officeooo:paragraph-rsid="001b5119" style:font-weight-asian="normal" style:font-weight-complex="normal"/>
    </style:style>
    <style:style style:name="P31" style:family="paragraph" style:parent-style-name="Table_20_Contents" style:list-style-name="L5">
      <style:paragraph-properties fo:text-align="justify" style:justify-single-word="false"/>
      <style:text-properties fo:font-weight="bold" officeooo:rsid="00169c08" officeooo:paragraph-rsid="00169c08" style:font-weight-asian="bold" style:font-weight-complex="bold"/>
    </style:style>
    <style:style style:name="P32" style:family="paragraph" style:parent-style-name="Table_20_Contents" style:list-style-name="L5">
      <style:paragraph-properties fo:text-align="justify" style:justify-single-word="false"/>
      <style:text-properties fo:font-weight="bold" officeooo:rsid="00169c08" officeooo:paragraph-rsid="0017dde4" style:font-weight-asian="bold" style:font-weight-complex="bold"/>
    </style:style>
    <style:style style:name="P33" style:family="paragraph" style:parent-style-name="Table_20_Contents">
      <style:text-properties fo:font-weight="bold" officeooo:rsid="001a225e" officeooo:paragraph-rsid="001a225e" style:font-weight-asian="bold" style:font-weight-complex="bold"/>
    </style:style>
    <style:style style:name="P34" style:family="paragraph" style:parent-style-name="Table_20_Contents" style:list-style-name="L7">
      <style:text-properties officeooo:rsid="000d56f7" officeooo:paragraph-rsid="000d56f7"/>
    </style:style>
    <style:style style:name="P35" style:family="paragraph" style:parent-style-name="Table_20_Contents">
      <style:text-properties officeooo:rsid="001a225e" officeooo:paragraph-rsid="001a225e"/>
    </style:style>
    <style:style style:name="P36" style:family="paragraph" style:parent-style-name="Table_20_Contents" style:list-style-name="L6">
      <style:text-properties officeooo:rsid="001a225e" officeooo:paragraph-rsid="001a225e"/>
    </style:style>
    <style:style style:name="P37" style:family="paragraph" style:parent-style-name="Table_20_Contents" style:list-style-name="L5">
      <style:paragraph-properties fo:text-align="justify" style:justify-single-word="false" style:writing-mode="lr-tb"/>
      <style:text-properties officeooo:rsid="001a225e" officeooo:paragraph-rsid="001a225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officeooo:rsid="00106c09"/>
    </style:style>
    <style:style style:name="T5" style:family="text">
      <style:text-properties officeooo:rsid="0010c2de"/>
    </style:style>
    <style:style style:name="T6" style:family="text">
      <style:text-properties officeooo:rsid="00126dc1"/>
    </style:style>
    <style:style style:name="T7" style:family="text">
      <style:text-properties officeooo:rsid="001412bf"/>
    </style:style>
    <style:style style:name="T8" style:family="text">
      <style:text-properties officeooo:rsid="00146cce"/>
    </style:style>
    <style:style style:name="T9" style:family="text">
      <style:text-properties officeooo:rsid="00152754"/>
    </style:style>
    <style:style style:name="T10" style:family="text">
      <style:text-properties officeooo:rsid="001541e1"/>
    </style:style>
    <style:style style:name="T11" style:family="text">
      <style:text-properties fo:font-style="italic" fo:font-weight="normal" fo:background-color="#b2b2b2" loext:char-shading-value="0" style:font-style-asian="italic" style:font-weight-asian="normal" style:font-style-complex="italic" style:font-weight-complex="normal"/>
    </style:style>
    <style:style style:name="T12" style:family="text">
      <style:text-properties fo:font-style="italic" fo:font-weight="normal" officeooo:rsid="001541e1" fo:background-color="#b2b2b2" loext:char-shading-value="0" style:font-style-asian="italic" style:font-weight-asian="normal" style:font-style-complex="italic" style:font-weight-complex="normal"/>
    </style:style>
    <style:style style:name="T13" style:family="text">
      <style:text-properties fo:font-style="italic" fo:font-weight="normal" officeooo:rsid="0017dde4" fo:background-color="#b2b2b2" loext:char-shading-value="0" style:font-style-asian="italic" style:font-weight-asian="normal" style:font-style-complex="italic" style:font-weight-complex="normal"/>
    </style:style>
    <style:style style:name="T14" style:family="text">
      <style:text-properties officeooo:rsid="0017dde4"/>
    </style:style>
    <style:style style:name="T15" style:family="text">
      <style:text-properties officeooo:rsid="001a225e"/>
    </style:style>
    <style:style style:name="T1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4">Experiment No:</text:p>
          </table:table-cell>
          <table:table-cell table:style-name="Table1.A1" office:value-type="string">
            <text:p text:style-name="P3"><text:s/>01</text:p>
          </table:table-cell>
        </table:table-row>
        <table:table-row>
          <table:table-cell table:style-name="Table1.A1" office:value-type="string">
            <text:p text:style-name="P4">Aim:</text:p>
          </table:table-cell>
          <table:table-cell table:style-name="Table1.A1" office:value-type="string">
            <text:p text:style-name="P12">Tutorial on Haskell Programming Environment</text:p>
          </table:table-cell>
        </table:table-row>
        <table:table-row>
          <table:table-cell table:style-name="Table1.A1" office:value-type="string">
            <text:p text:style-name="P4">Lab Objective:</text:p>
          </table:table-cell>
          <table:table-cell table:style-name="Table1.A1" office:value-type="string">
            <text:p text:style-name="P12">Design and implement declarative programs in functional and logic programming languages.</text:p>
          </table:table-cell>
        </table:table-row>
        <table:table-row>
          <table:table-cell table:style-name="Table1.A1" office:value-type="string">
            <text:p text:style-name="P5">Lab Outcomes:</text:p>
          </table:table-cell>
          <table:table-cell table:style-name="Table1.A1" office:value-type="string">
            <text:p text:style-name="P3">Design and Develop solution based on declarative programming paradigm using functional and logic programming (LO2)</text:p>
          </table:table-cell>
        </table:table-row>
        <table:table-row>
          <table:table-cell table:style-name="Table1.A1" office:value-type="string">
            <text:p text:style-name="P5">Requirements:</text:p>
          </table:table-cell>
          <table:table-cell table:style-name="Table1.A1" office:value-type="string">
            <text:p text:style-name="P3">Any Text Editor and Glasgow Haskell Compiler 8.0+ Version</text:p>
          </table:table-cell>
        </table:table-row>
        <table:table-row>
          <table:table-cell table:style-name="Table1.A1" office:value-type="string">
            <text:p text:style-name="P5">Theory:</text:p>
          </table:table-cell>
          <table:table-cell table:style-name="Table1.A1" office:value-type="string">
            <text:p text:style-name="P8"><text:s text:c="4"/>Programming Paradigm refer to style of building the structure and elements of computer programs. Haskell Programming language belongs to Functional Paradigms which is one of the popular paradigms under Declarative Programming. In functional programming computation is treated as evaluation of mathematical functions and avoids changing state of computation by mutating the data.</text:p>
            <text:p text:style-name="P8"><text:s text:c="6"/>Some important advantages of using functional programming include:</text:p>
            <text:list xml:id="list3763991346" text:style-name="L1">
              <text:list-item>
                <text:p text:style-name="P13">It is based on mathematical functions.</text:p>
              </text:list-item>
              <text:list-item>
                <text:p text:style-name="P13">Easier to identify inputs and outputs to a computational task.</text:p>
              </text:list-item>
              <text:list-item>
                <text:p text:style-name="P13">Easier to demonstrate and prove that we have correct program to solve the computational task.</text:p>
              </text:list-item>
              <text:list-item>
                <text:p text:style-name="P14">Easier to test programs that are otherwise difficult to prove.</text:p>
              </text:list-item>
            </text:list>
            <text:p text:style-name="P9"><text:s text:c="6"/>Few limitations of Functional Programming include:</text:p>
            <text:list xml:id="list104401501712170" text:continue-numbering="true" text:style-name="L1">
              <text:list-item>
                <text:p text:style-name="P14">It is difficult to understand, writing a functional code for beginner’s.</text:p>
              </text:list-item>
              <text:list-item>
                <text:p text:style-name="P14">Hard to maintain as many objects evolve during the coding.</text:p>
              </text:list-item>
              <text:list-item>
                <text:p text:style-name="P14">Re-use is very complicated and needs constant refactoring.</text:p>
              </text:list-item>
              <text:list-item>
                <text:p text:style-name="P14">Objects may not represent the problem correctly.</text:p>
              </text:list-item>
            </text:list>
            <text:p text:style-name="P9"><text:s/>Haskell is <text:span text:style-name="T4">widely used </text:span>purely functional programming language. <text:span text:style-name="T4">F</text:span>ew points that make this language so special over other conventional programming languages such as Java, C, C++, PHP, etc <text:span text:style-name="T4">are:</text:span></text:p>
            <text:list xml:id="list2342050672" text:style-name="L2">
              <text:list-item>
                <text:p text:style-name="P15"><text:span text:style-name="T1">Functional Language</text:span> − In conventional programming language, we instruct the compiler a series of tasks but in Haskell we will tell our computer "what it is?" in terms of a function definition.</text:p>
              </text:list-item>
              <text:list-item>
                <text:p text:style-name="P15"><text:span text:style-name="T1">Laziness</text:span> − Haskell is a lazy language. By lazy, we mean that Haskell won't evaluate any expression without any reason. When the evaluation engine finds that an expression needs to be evaluated, then it creates a data structure to collect all the required information for that specific evaluation and a pointer to that data structure. The evaluation engine will start working only when it is required to evaluate that specific expression.</text:p>
              </text:list-item>
              <text:list-item>
                <text:p text:style-name="P15"><text:span text:style-name="T1">Modularity</text:span> − A Haskell application is nothing but a series of functions. We can say that a Haskell application is a collection of numerous small Haskell applications. This makes Haskell application produce modular solution.</text:p>
              </text:list-item>
              <text:list-item>
                <text:p text:style-name="P15"><text:span text:style-name="T1">Statically Typed</text:span> − In conventional programming language, we need to <text:soft-page-break/>define a series of variables along with their type. In contrast, Haskell has a well defined type inference system. By the term, type inference language, we mean the Haskell compiler is intelligent enough to figure out the type of the variable declared, hence we need not explicitly mention the type of the variable used. The type inference system determines type if all programming objects at compiler time and hence Haskell is statically typed programming language.</text:p>
              </text:list-item>
              <text:list-item>
                <text:p text:style-name="P15"><text:span text:style-name="T1">Maintainability</text:span> − <text:span text:style-name="T5">Since </text:span>Haskell applications are modular, it is very easy and cost-effective to maintain them.</text:p>
              </text:list-item>
              <text:list-item>
                <text:p text:style-name="P16">Functional programs are more concurrent and they follow parallelism in execution to provide more accurate and better performance. Haskell is no exception; it has been developed in a way to handle multi threading effectively. </text:p>
              </text:list-item>
            </text:list>
          </table:table-cell>
        </table:table-row>
        <table:table-row>
          <table:table-cell table:style-name="Table1.A1" office:value-type="string">
            <text:p text:style-name="P5">Performance:</text:p>
          </table:table-cell>
          <table:table-cell table:style-name="Table1.A1" office:value-type="string">
            <text:p text:style-name="P23">[Note: While writing the write up student need to change the wording such that it coveys that students have done all following steps. Also where ever output is generated the output must be written by the student ]</text:p>
            <text:p text:style-name="P17">Students need to perform following steps to complete this Experiment:</text:p>
            <text:list xml:id="list3548805155" text:style-name="L3">
              <text:list-item>
                <text:p text:style-name="P18">Download and install Glasgow Haskell Compiler</text:p>
              </text:list-item>
              <text:list-item>
                <text:p text:style-name="P18">Use GHCI tool that comes with Compiler installation to understand various operator types in Haskell</text:p>
                <text:list>
                  <text:list-item>
                    <text:p text:style-name="P18">Arithmetic Operators.</text:p>
                  </text:list-item>
                  <text:list-item>
                    <text:p text:style-name="P18">Logical Operators</text:p>
                  </text:list-item>
                  <text:list-item>
                    <text:p text:style-name="P18">Relational Operators</text:p>
                  </text:list-item>
                  <text:list-item>
                    <text:p text:style-name="P18">Identify types of different programming objects in Haskell</text:p>
                  </text:list-item>
                </text:list>
              </text:list-item>
            </text:list>
            <text:p text:style-name="P17">Part 1. <text:s/>Installation of Glasgow Haskell Compiler <text:span text:style-name="T7">on Ubuntu Desktop</text:span></text:p>
            <text:list xml:id="list3741516248" text:style-name="L4">
              <text:list-item>
                <text:p text:style-name="P19">Open Terminal <text:span text:style-name="T7">Application</text:span></text:p>
              </text:list-item>
              <text:list-item>
                <text:p text:style-name="P20">Type “sudo apt-get install <text:span text:style-name="T8">ghc” and hit enter key. This command requires you to provide administrative password</text:span></text:p>
              </text:list-item>
              <text:list-item>
                <text:p text:style-name="P21">This command installs ghc and ghci tools. ghc being the glasgow haskell compiler tool which can be used to compile <text:span text:style-name="T9">H</text:span>askell file <text:span text:style-name="T9">(.hs) </text:span>into execu<text:span text:style-name="T9">t</text:span>able binary <text:span text:style-name="T9">code </text:span>and ghci is <text:span text:style-name="T9">tool using which we can execute single Haskell statement and get output of the same in REPL (Read Evaluate Print Loop) manner.</text:span></text:p>
              </text:list-item>
            </text:list>
            <text:p text:style-name="P22"><text:span text:style-name="T6">Part </text:span><text:span text:style-name="T9">2</text:span><text:span text:style-name="T6">. </text:span><text:span text:style-name="T9"><text:s/></text:span><text:span text:style-name="T10">Using ghci tool. </text:span></text:p>
            <text:list xml:id="list478404723" text:style-name="L5">
              <text:list-item>
                <text:p text:style-name="P24">To start interactive session type ghci on command line. Once the session start the prompt string changes to “<text:span text:style-name="T1">Prelude&gt;</text:span>” </text:p>
              </text:list-item>
              <text:list-item>
                <text:p text:style-name="P24">Once the prompt changes one can start using the interactive haskell environment to type and execute Haskell statement/s. First we will learn how to configure this environment.</text:p>
              </text:list-item>
              <text:list-item>
                <text:p text:style-name="P24">There are many configuration settings that can be tweaked to start configuration mode one has to type ‘<text:span text:style-name="T1">:’</text:span> and enter key word to mention configuration. e.g. to set up a text editor inside ghci one need to use keyword “<text:span text:style-name="T1">set editor</text:span>” and type the editor name. Following command sets the editor <text:span text:style-name="T1">nano</text:span><text:span text:style-name="T2"> to be used as editor within ghci.</text:span></text:p>
                <text:list>
                  <text:list-header>
                    <text:p text:style-name="P25"><text:soft-page-break/>Prelude&gt;:set editor nano &lt;enter&gt;</text:p>
                  </text:list-header>
                </text:list>
              </text:list-item>
              <text:list-item>
                <text:p text:style-name="P26">To open a haskell file for editing one can use following command.</text:p>
                <text:p text:style-name="P31"><text:s text:c="6"/><text:span text:style-name="T12">Prelude&gt;:edit </text:span><text:span text:style-name="T11">file.hs</text:span><text:span text:style-name="T12"> &lt;enter&gt;</text:span> <text:s/></text:p>
                <text:p text:style-name="P30">This <text:span text:style-name="T14">command opens/creates file.hs file for editing in nano editor so that one can write haskell code. To close the editor one uses CTRL+X types correct file name, saves the file and exits.</text:span></text:p>
              </text:list-item>
              <text:list-item>
                <text:p text:style-name="P27">To execute terminal commands in side ghci one has to use ‘<text:span text:style-name="T1">:!</text:span>’ and the shell command. </text:p>
                <text:p text:style-name="P32"><text:span text:style-name="T12">Prelude&gt;:! <text:s/></text:span><text:span text:style-name="T13">ls </text:span><text:span text:style-name="T12">&lt;enter&gt;</text:span> </text:p>
                <text:p text:style-name="P27">This will list out all files and folders in present working directory.</text:p>
              </text:list-item>
              <text:list-item>
                <text:p text:style-name="P27">One needs to type ‘:quit &lt;enter&gt;’ to exit from ghci session.</text:p>
              </text:list-item>
              <text:list-item>
                <text:p text:style-name="P28">Arithmetic Operators in Haskell:</text:p>
                <text:p text:style-name="P28">To understand various arithmetic operators in Haskell type following commands in ghci <text:s/>and note the output.</text:p>
                <text:p text:style-name="P28">a. 2*3 <text:s/>b. 2 *(-3) <text:s text:c="2"/>c. 2-3 <text:s/>d. ¾ <text:s/>e. 2^6 f. it g. <text:s/></text:p>
              </text:list-item>
              <text:list-item>
                <text:p text:style-name="P28">Logical Operators in Haskell: Haskell supports Boolean data type with two values <text:span text:style-name="T1">True</text:span> and <text:span text:style-name="T1">False </text:span>to mean logically True and <text:s/>False respectively. Type following commands in ghci <text:s/>and note the output.</text:p>
                <text:p text:style-name="P28"><text:span text:style-name="T1"><text:s/>a. False b. True c. True &amp;&amp; False d. <text:s/>True &amp;&amp; False <text:s/>e. not False</text:span></text:p>
                <text:p text:style-name="P28"><text:span text:style-name="T1"><text:s/>f. not (True &amp;&amp; False) </text:span></text:p>
              </text:list-item>
              <text:list-item>
                <text:p text:style-name="P28">To know about various relational operators in Haskell type following statements and execute in ghci</text:p>
                <text:p text:style-name="P28">a. 4 == 6 b. 5.0 == 5.0 c. <text:s/>2 /= 4 d. 2 /= 2 e. 2 &lt; (-6)</text:p>
                <text:p text:style-name="P28">f. 12 &gt; 3 g. ‘g’ ==’g’ h. “Fgh” == “Fgh” </text:p>
              </text:list-item>
              <text:list-item>
                <text:p text:style-name="P29">Haskell offers very rich type inference system which is statically typed and organizes various similar type data into categories called as <text:span text:style-name="T1">Type Class. </text:span>To know type of any constant one can use <text:s/><text:span text:style-name="T1">:type &lt;object name&gt; &lt;enter&gt; </text:span>command in ghci. Note output of following commands</text:p>
                <text:p text:style-name="P29">a. :type False <text:s/>b. :type 4 c. :type 56.0 d. :type (-8) <text:span text:style-name="T15">e. :type ‘H’</text:span></text:p>
                <text:p text:style-name="P37"><text:span text:style-name="T2">f. :type “Hello” g. type: 67.7898</text:span></text:p>
              </text:list-item>
            </text:list>
          </table:table-cell>
        </table:table-row>
        <table:table-row>
          <table:table-cell table:style-name="Table1.A1" office:value-type="string">
            <text:p text:style-name="P33">Exersize:</text:p>
          </table:table-cell>
          <table:table-cell table:style-name="Table1.A1" office:value-type="string">
            <text:p text:style-name="P35">Answer following question:</text:p>
            <text:list xml:id="list508988931" text:style-name="L6">
              <text:list-item>
                <text:p text:style-name="P36">Explain what are basic data types in Haskell?</text:p>
              </text:list-item>
              <text:list-item>
                <text:p text:style-name="P36">Explain what is type signature ? What are components of a type signature?</text:p>
              </text:list-item>
              <text:list-item>
                <text:p text:style-name="P36">Differentiate between Imperative and Functional Programming.</text:p>
              </text:list-item>
            </text:list>
          </table:table-cell>
        </table:table-row>
        <table:table-row>
          <table:table-cell table:style-name="Table1.A1" office:value-type="string">
            <text:p text:style-name="P6">Conclusion:</text:p>
          </table:table-cell>
          <table:table-cell table:style-name="Table1.A1" office:value-type="string">
            <text:p text:style-name="P7">Thus we have learned Glasgow Haskell Compiler and use GHCI tool to execute Haskell statements interactively in REPL shell.</text:p>
          </table:table-cell>
        </table:table-row>
        <table:table-row>
          <table:table-cell table:style-name="Table1.A1" office:value-type="string">
            <text:p text:style-name="P6">Reference:</text:p>
          </table:table-cell>
          <table:table-cell table:style-name="Table1.A1" office:value-type="string">
            <text:list xml:id="list1198857412" text:style-name="L7">
              <text:list-item>
                <text:p text:style-name="P34">Glasgow Haskell Project Home Page. <text:a xlink:type="simple" xlink:href="https://www.haskell.org/" text:style-name="Internet_20_link" text:visited-style-name="Visited_20_Internet_20_Link">https://www.haskell.org/</text:a></text:p>
              </text:list-item>
              <text:list-item>
                <text:p text:style-name="P34">Learn You a Haskell for Great Good ! A Beginner's Guide <text:a xlink:type="simple" xlink:href="http://learnyouahaskell.com/" text:style-name="Internet_20_link" text:visited-style-name="Visited_20_Internet_20_Link">http://learnyouahaskell.com/</text:a></text:p>
              </text:list-item>
              <text:list-item>
                <text:p text:style-name="P34">Michael L Scott, ‘Programming Language Pragmatics’, 3<text:span text:style-name="T3">rd</text:span> Edition, Elsevier Publication.</text:p>
              </text:list-item>
            </text:list>
          </table:table-cell>
        </table:table-row>
      </table:table>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docs-internal-guid-084141d7-7fff-24d7-96a5-0bacc12f7eab"/><draw:frame draw:style-name="Mfr1" draw:name="Image1" text:anchor-type="as-char" svg:width="17cm" svg:height="2.699cm" draw:z-index="2"><draw:image xlink:href="Pictures/100000000000037600000088F215F61FD75D4A90.png" xlink:type="simple" xlink:show="embed" xlink:actuate="onLoad" draw:mime-type="image/png"/><svg:title>C:\Users\DELL\Desktop\ITDEPT LOGO.png</svg:title></draw:frame></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0:47:04.365415245</meta:creation-date>
    <dc:date>2022-11-28T10:44:00.469967217</dc:date>
    <meta:editing-duration>PT2H3M55S</meta:editing-duration>
    <meta:editing-cycles>5</meta:editing-cycles>
    <meta:generator>LibreOffice/7.3.7.2$Linux_X86_64 LibreOffice_project/30$Build-2</meta:generator>
    <meta:document-statistic meta:table-count="1" meta:image-count="1" meta:object-count="0" meta:page-count="3" meta:paragraph-count="78" meta:word-count="1179" meta:character-count="7243" meta:non-whitespace-character-count="6127"/>
  </office:meta>
</office:document-meta>
</file>